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xpParser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isSearc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setBeanFactory( BeanFactory 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axpParser.loa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axpParser.setSearchResolver( boolean searc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xpParser.setEntityResolver( EntityResolv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